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31.26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36.97mm"/>
    </style:style>
    <style:style style:name="co6" style:family="table-column">
      <style:table-column-properties fo:break-before="auto" style:column-width="33.62mm"/>
    </style:style>
    <style:style style:name="co7" style:family="table-column">
      <style:table-column-properties fo:break-before="auto" style:column-width="37.64mm"/>
    </style:style>
    <style:style style:name="co8" style:family="table-column">
      <style:table-column-properties fo:break-before="auto" style:column-width="33.95mm"/>
    </style:style>
    <style:style style:name="co9" style:family="table-column">
      <style:table-column-properties fo:break-before="auto" style:column-width="34.63mm"/>
    </style:style>
    <style:style style:name="co10" style:family="table-column">
      <style:table-column-properties fo:break-before="auto" style:column-width="39.33mm"/>
    </style:style>
    <style:style style:name="ro1" style:family="table-row">
      <style:table-row-properties style:row-height="13.39mm" fo:break-before="auto" style:use-optimal-row-height="fals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office:value-type="string" calcext:value-type="string">
            <text:p>diff(Incongruent-congruent)</text:p>
          </table:table-cell>
          <table:table-cell office:value-type="string" calcext:value-type="string">
            <text:p>mean_diff</text:p>
          </table:table-cell>
          <table:table-cell office:value-type="string" calcext:value-type="string">
            <text:p>偏差平方</text:p>
          </table:table-cell>
          <table:table-cell office:value-type="string" calcext:value-type="string">
            <text:p>ss(偏差平方和)</text:p>
          </table:table-cell>
          <table:table-cell office:value-type="string" calcext:value-type="string">
            <text:p>样本量</text:p>
          </table:table-cell>
          <table:table-cell office:value-type="string" calcext:value-type="string">
            <text:p>自由度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检验方向</text:p>
          </table:table-cell>
          <table:table-cell office:value-type="string" calcext:value-type="string">
            <text:p>t临界值</text:p>
          </table:table-cell>
          <table:table-cell office:value-type="string" calcext:value-type="string">
            <text:p>t_statistic</text:p>
          </table:table-cell>
          <table:table-cell office:value-type="string" calcext:value-type="string">
            <text:p>low_limit</text:p>
          </table:table-cell>
          <table:table-cell office:value-type="string" calcext:value-type="string">
            <text:p>upper_limit</text:p>
          </table:table-cell>
          <table:table-cell office:value-type="string" calcext:value-type="string">
            <text:p>R^2</text:p>
          </table:table-cell>
        </table:table-row>
        <table:table-row table:style-name="ro2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[.B2]-[.A2]" office:value-type="float" office:value="7.199" calcext:value-type="float">
            <text:p>7.199</text:p>
          </table:table-cell>
          <table:table-cell table:formula="of:=AVERAGE([.C2:.C25])" office:value-type="float" office:value="7.96479166666666" calcext:value-type="float">
            <text:p>7.9647916667</text:p>
          </table:table-cell>
          <table:table-cell table:formula="of:=([.C2]-[.$D$2])^2" office:value-type="float" office:value="0.586436876736109" calcext:value-type="float">
            <text:p>0.5864368767</text:p>
          </table:table-cell>
          <table:table-cell table:formula="of:=SUM([.E2:.E25])" office:value-type="float" office:value="544.330439958333" calcext:value-type="float">
            <text:p>544.330439958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F2]/([.G2]-1)" office:value-type="float" office:value="23.6665408677536" calcext:value-type="float">
            <text:p>23.6665408678</text:p>
          </table:table-cell>
          <table:table-cell table:formula="of:=[.I2]/SQRT([.G2])" office:value-type="float" office:value="4.83091242522678" calcext:value-type="float">
            <text:p>4.83091242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双尾</text:p>
          </table:table-cell>
          <table:table-cell office:value-type="float" office:value="2.069" calcext:value-type="float">
            <text:p>2.069</text:p>
          </table:table-cell>
          <table:table-cell table:formula="of:=([.D2])/(([.J2])/SQRT([.G2]))" office:value-type="float" office:value="8.07701476393005" calcext:value-type="float">
            <text:p>8.0770147639</text:p>
          </table:table-cell>
          <table:table-cell table:formula="of:=[.D2]-[.M2]*[.J2]" office:value-type="float" office:value="-2.03036614112755" calcext:value-type="float">
            <text:p>-2.0303661411</text:p>
          </table:table-cell>
          <table:table-cell table:formula="of:=[.D2]+[.M2]*[.J2]" office:value-type="float" office:value="17.9599494744609" calcext:value-type="float">
            <text:p>17.9599494745</text:p>
          </table:table-cell>
          <table:table-cell table:formula="of:=([.N2]^2)/([.N2]^2+[.H2])" office:value-type="float" office:value="0.739341821657292" calcext:value-type="float">
            <text:p>0.7393418217</text:p>
          </table:table-cell>
        </table:table-row>
        <table:table-row table:style-name="ro2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[.B3]-[.A3]" office:value-type="float" office:value="1.95" calcext:value-type="float">
            <text:p>1.95</text:p>
          </table:table-cell>
          <table:table-cell/>
          <table:table-cell table:formula="of:=([.C3]-[.$D$2])^2" office:value-type="float" office:value="36.1777187934027" calcext:value-type="float">
            <text:p>36.1777187934</text:p>
          </table:table-cell>
          <table:table-cell table:number-columns-repeated="7"/>
          <table:table-cell office:value-type="float" office:value="-2.069" calcext:value-type="float">
            <text:p>-2.069</text:p>
          </table:table-cell>
          <table:table-cell table:style-name="ce3" table:formula="of:=[.D2]+[.N2]*[.J2]" office:value-type="float" office:value="46.9841426484765" calcext:value-type="float">
            <text:p>46.9841426485</text:p>
          </table:table-cell>
          <table:table-cell table:number-columns-repeated="3"/>
        </table:table-row>
        <table:table-row table:style-name="ro3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[.B4]-[.A4]" office:value-type="float" office:value="11.65" calcext:value-type="float">
            <text:p>11.65</text:p>
          </table:table-cell>
          <table:table-cell/>
          <table:table-cell table:formula="of:=([.C4]-[.$D$2])^2" office:value-type="float" office:value="13.5807604600695" calcext:value-type="float">
            <text:p>13.5807604601</text:p>
          </table:table-cell>
          <table:table-cell table:number-columns-repeated="12"/>
        </table:table-row>
        <table:table-row table:style-name="ro3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[.B5]-[.A5]" office:value-type="float" office:value="7.057" calcext:value-type="float">
            <text:p>7.057</text:p>
          </table:table-cell>
          <table:table-cell/>
          <table:table-cell table:formula="of:=([.C5]-[.$D$2])^2" office:value-type="float" office:value="0.824085710069441" calcext:value-type="float">
            <text:p>0.8240857101</text:p>
          </table:table-cell>
          <table:table-cell table:number-columns-repeated="12"/>
        </table:table-row>
        <table:table-row table:style-name="ro3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[.B6]-[.A6]" office:value-type="float" office:value="8.134" calcext:value-type="float">
            <text:p>8.134</text:p>
          </table:table-cell>
          <table:table-cell/>
          <table:table-cell table:formula="of:=([.C6]-[.$D$2])^2" office:value-type="float" office:value="0.0286314600694457" calcext:value-type="float">
            <text:p>0.0286314601</text:p>
          </table:table-cell>
          <table:table-cell table:number-columns-repeated="12"/>
        </table:table-row>
        <table:table-row table:style-name="ro3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[.B7]-[.A7]" office:value-type="float" office:value="8.64" calcext:value-type="float">
            <text:p>8.64</text:p>
          </table:table-cell>
          <table:table-cell/>
          <table:table-cell table:formula="of:=([.C7]-[.$D$2])^2" office:value-type="float" office:value="0.455906293402783" calcext:value-type="float">
            <text:p>0.4559062934</text:p>
          </table:table-cell>
          <table:table-cell table:number-columns-repeated="12"/>
        </table:table-row>
        <table:table-row table:style-name="ro3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[.B8]-[.A8]" office:value-type="float" office:value="9.88" calcext:value-type="float">
            <text:p>9.88</text:p>
          </table:table-cell>
          <table:table-cell/>
          <table:table-cell table:formula="of:=([.C8]-[.$D$2])^2" office:value-type="float" office:value="3.66802296006945" calcext:value-type="float">
            <text:p>3.6680229601</text:p>
          </table:table-cell>
          <table:table-cell table:number-columns-repeated="12"/>
        </table:table-row>
        <table:table-row table:style-name="ro3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[.B9]-[.A9]" office:value-type="float" office:value="8.407" calcext:value-type="float">
            <text:p>8.407</text:p>
          </table:table-cell>
          <table:table-cell/>
          <table:table-cell table:formula="of:=([.C9]-[.$D$2])^2" office:value-type="float" office:value="0.195548210069446" calcext:value-type="float">
            <text:p>0.1955482101</text:p>
          </table:table-cell>
          <table:table-cell table:number-columns-repeated="12"/>
        </table:table-row>
        <table:table-row table:style-name="ro3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[.B10]-[.A10]" office:value-type="float" office:value="11.361" calcext:value-type="float">
            <text:p>11.361</text:p>
          </table:table-cell>
          <table:table-cell/>
          <table:table-cell table:formula="of:=([.C10]-[.$D$2])^2" office:value-type="float" office:value="11.5342310434028" calcext:value-type="float">
            <text:p>11.5342310434</text:p>
          </table:table-cell>
          <table:table-cell table:number-columns-repeated="12"/>
        </table:table-row>
        <table:table-row table:style-name="ro3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[.B11]-[.A11]" office:value-type="float" office:value="11.802" calcext:value-type="float">
            <text:p>11.802</text:p>
          </table:table-cell>
          <table:table-cell/>
          <table:table-cell table:formula="of:=([.C11]-[.$D$2])^2" office:value-type="float" office:value="14.7241677934028" calcext:value-type="float">
            <text:p>14.7241677934</text:p>
          </table:table-cell>
          <table:table-cell table:number-columns-repeated="12"/>
        </table:table-row>
        <table:table-row table:style-name="ro3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[.B12]-[.A12]" office:value-type="float" office:value="2.196" calcext:value-type="float">
            <text:p>2.196</text:p>
          </table:table-cell>
          <table:table-cell/>
          <table:table-cell table:formula="of:=([.C12]-[.$D$2])^2" office:value-type="float" office:value="33.2789572934027" calcext:value-type="float">
            <text:p>33.2789572934</text:p>
          </table:table-cell>
          <table:table-cell table:number-columns-repeated="12"/>
        </table:table-row>
        <table:table-row table:style-name="ro3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[.B13]-[.A13]" office:value-type="float" office:value="3.346" calcext:value-type="float">
            <text:p>3.346</text:p>
          </table:table-cell>
          <table:table-cell/>
          <table:table-cell table:formula="of:=([.C13]-[.$D$2])^2" office:value-type="float" office:value="21.3332364600694" calcext:value-type="float">
            <text:p>21.3332364601</text:p>
          </table:table-cell>
          <table:table-cell table:number-columns-repeated="12"/>
        </table:table-row>
        <table:table-row table:style-name="ro3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[.B14]-[.A14]" office:value-type="float" office:value="2.437" calcext:value-type="float">
            <text:p>2.437</text:p>
          </table:table-cell>
          <table:table-cell/>
          <table:table-cell table:formula="of:=([.C14]-[.$D$2])^2" office:value-type="float" office:value="30.5564807100694" calcext:value-type="float">
            <text:p>30.5564807101</text:p>
          </table:table-cell>
          <table:table-cell table:number-columns-repeated="12"/>
        </table:table-row>
        <table:table-row table:style-name="ro3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[.B15]-[.A15]" office:value-type="float" office:value="3.401" calcext:value-type="float">
            <text:p>3.401</text:p>
          </table:table-cell>
          <table:table-cell/>
          <table:table-cell table:formula="of:=([.C15]-[.$D$2])^2" office:value-type="float" office:value="20.8281943767361" calcext:value-type="float">
            <text:p>20.8281943767</text:p>
          </table:table-cell>
          <table:table-cell table:number-columns-repeated="12"/>
        </table:table-row>
        <table:table-row table:style-name="ro3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[.B16]-[.A16]" office:value-type="float" office:value="17.055" calcext:value-type="float">
            <text:p>17.055</text:p>
          </table:table-cell>
          <table:table-cell/>
          <table:table-cell table:formula="of:=([.C16]-[.$D$2])^2" office:value-type="float" office:value="82.6318875434029" calcext:value-type="float">
            <text:p>82.6318875434</text:p>
          </table:table-cell>
          <table:table-cell table:number-columns-repeated="12"/>
        </table:table-row>
        <table:table-row table:style-name="ro3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[.B17]-[.A17]" office:value-type="float" office:value="10.028" calcext:value-type="float">
            <text:p>10.028</text:p>
          </table:table-cell>
          <table:table-cell/>
          <table:table-cell table:formula="of:=([.C17]-[.$D$2])^2" office:value-type="float" office:value="4.25682862673613" calcext:value-type="float">
            <text:p>4.2568286267</text:p>
          </table:table-cell>
          <table:table-cell table:number-columns-repeated="12"/>
        </table:table-row>
        <table:table-row table:style-name="ro3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[.B18]-[.A18]" office:value-type="float" office:value="6.644" calcext:value-type="float">
            <text:p>6.644</text:p>
          </table:table-cell>
          <table:table-cell/>
          <table:table-cell table:formula="of:=([.C18]-[.$D$2])^2" office:value-type="float" office:value="1.74449062673611" calcext:value-type="float">
            <text:p>1.7444906267</text:p>
          </table:table-cell>
          <table:table-cell table:number-columns-repeated="12"/>
        </table:table-row>
        <table:table-row table:style-name="ro3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[.B19]-[.A19]" office:value-type="float" office:value="9.79" calcext:value-type="float">
            <text:p>9.79</text:p>
          </table:table-cell>
          <table:table-cell/>
          <table:table-cell table:formula="of:=([.C19]-[.$D$2])^2" office:value-type="float" office:value="3.33138546006945" calcext:value-type="float">
            <text:p>3.3313854601</text:p>
          </table:table-cell>
          <table:table-cell table:number-columns-repeated="12"/>
        </table:table-row>
        <table:table-row table:style-name="ro3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[.B20]-[.A20]" office:value-type="float" office:value="6.081" calcext:value-type="float">
            <text:p>6.081</text:p>
          </table:table-cell>
          <table:table-cell/>
          <table:table-cell table:formula="of:=([.C20]-[.$D$2])^2" office:value-type="float" office:value="3.54867104340276" calcext:value-type="float">
            <text:p>3.5486710434</text:p>
          </table:table-cell>
          <table:table-cell table:number-columns-repeated="12"/>
        </table:table-row>
        <table:table-row table:style-name="ro3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[.B21]-[.A21]" office:value-type="float" office:value="21.919" calcext:value-type="float">
            <text:p>21.919</text:p>
          </table:table-cell>
          <table:table-cell/>
          <table:table-cell table:formula="of:=([.C21]-[.$D$2])^2" office:value-type="float" office:value="194.719930210069" calcext:value-type="float">
            <text:p>194.7199302101</text:p>
          </table:table-cell>
          <table:table-cell table:number-columns-repeated="12"/>
        </table:table-row>
        <table:table-row table:style-name="ro3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[.B22]-[.A22]" office:value-type="float" office:value="10.95" calcext:value-type="float">
            <text:p>10.95</text:p>
          </table:table-cell>
          <table:table-cell/>
          <table:table-cell table:formula="of:=([.C22]-[.$D$2])^2" office:value-type="float" office:value="8.91146879340278" calcext:value-type="float">
            <text:p>8.9114687934</text:p>
          </table:table-cell>
          <table:table-cell table:number-columns-repeated="12"/>
        </table:table-row>
        <table:table-row table:style-name="ro3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[.B23]-[.A23]" office:value-type="float" office:value="3.727" calcext:value-type="float">
            <text:p>3.727</text:p>
          </table:table-cell>
          <table:table-cell/>
          <table:table-cell table:formula="of:=([.C23]-[.$D$2])^2" office:value-type="float" office:value="17.9588782100694" calcext:value-type="float">
            <text:p>17.9588782101</text:p>
          </table:table-cell>
          <table:table-cell table:number-columns-repeated="12"/>
        </table:table-row>
        <table:table-row table:style-name="ro3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[.B24]-[.A24]" office:value-type="float" office:value="2.348" calcext:value-type="float">
            <text:p>2.348</text:p>
          </table:table-cell>
          <table:table-cell/>
          <table:table-cell table:formula="of:=([.C24]-[.$D$2])^2" office:value-type="float" office:value="31.5483486267361" calcext:value-type="float">
            <text:p>31.5483486267</text:p>
          </table:table-cell>
          <table:table-cell table:number-columns-repeated="12"/>
        </table:table-row>
        <table:table-row table:style-name="ro3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[.B25]-[.A25]" office:value-type="float" office:value="5.153" calcext:value-type="float">
            <text:p>5.153</text:p>
          </table:table-cell>
          <table:table-cell/>
          <table:table-cell table:formula="of:=([.C25]-[.$D$2])^2" office:value-type="float" office:value="7.9061723767361" calcext:value-type="float">
            <text:p>7.90617237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00/00/00</text:date>, <text:time style:data-style-name="N2" text:time-value="14:42:02.145828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5:38.340017721</meta:creation-date>
    <dc:date>2017-11-08T14:49:27.581155566</dc:date>
    <meta:editing-duration>PT46M10S</meta:editing-duration>
    <meta:editing-cycles>6</meta:editing-cycles>
    <meta:generator>LibreOffice/5.1.6.2$Linux_X86_64 LibreOffice_project/10m0$Build-2</meta:generator>
    <meta:document-statistic meta:table-count="1" meta:cell-count="128" meta:object-count="0"/>
  </office:meta>
</office:document-meta>
</file>